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f2e8" officeooo:paragraph-rsid="0019f2e8"/>
    </style:style>
    <style:style style:name="P2" style:family="paragraph" style:parent-style-name="Standard">
      <style:paragraph-properties fo:text-align="start" style:justify-single-word="false"/>
      <style:text-properties officeooo:rsid="001b9c01" officeooo:paragraph-rsid="001b9c01"/>
    </style:style>
    <style:style style:name="P3" style:family="paragraph" style:parent-style-name="Standard">
      <style:paragraph-properties fo:line-height="115%" fo:text-align="start" style:justify-single-word="false"/>
      <style:text-properties officeooo:rsid="001b9c01" officeooo:paragraph-rsid="001b9c01"/>
    </style:style>
    <style:style style:name="P4" style:family="paragraph" style:parent-style-name="Standard">
      <loext:graphic-properties draw:fill="solid" draw:fill-color="#ffffff" draw:opacity="100%"/>
      <style:paragraph-properties fo:line-height="115%" fo:text-align="start" style:justify-single-word="false" fo:background-color="#ffffff"/>
      <style:text-properties officeooo:rsid="001b9c01" officeooo:paragraph-rsid="001b9c01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f2e8" officeooo:paragraph-rsid="0019f2e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c283a" officeooo:paragraph-rsid="001c283a"/>
    </style:style>
    <style:style style:name="P7" style:family="paragraph" style:parent-style-name="Standard">
      <style:paragraph-properties fo:line-height="115%" fo:text-align="start" style:justify-single-word="false"/>
      <style:text-properties officeooo:rsid="001b9c01" officeooo:paragraph-rsid="001b9c01" fo:background-color="#eeeeee"/>
    </style:style>
    <style:style style:name="P8" style:family="paragraph" style:parent-style-name="Standard">
      <style:paragraph-properties fo:text-align="start" style:justify-single-word="false"/>
      <style:text-properties officeooo:rsid="001b9c01" officeooo:paragraph-rsid="001b9c01" fo:background-color="#eeeeee"/>
    </style:style>
    <style:style style:name="P9" style:family="paragraph" style:parent-style-name="Standard">
      <style:paragraph-properties fo:text-align="start" style:justify-single-word="false"/>
      <style:text-properties officeooo:rsid="001c283a" officeooo:paragraph-rsid="001c283a" fo:background-color="#eeeeee"/>
    </style:style>
    <style:style style:name="P10" style:family="paragraph" style:parent-style-name="Standard">
      <style:paragraph-properties fo:text-align="start" style:justify-single-word="false"/>
      <style:text-properties officeooo:rsid="001c283a" officeooo:paragraph-rsid="001c4e99" fo:background-color="#eeeeee"/>
    </style:style>
    <style:style style:name="P11" style:family="paragraph" style:parent-style-name="Standard">
      <style:paragraph-properties fo:line-height="115%" fo:text-align="start" style:justify-single-word="false"/>
      <style:text-properties officeooo:rsid="001d6d0f" officeooo:paragraph-rsid="001d6d0f"/>
    </style:style>
    <style:style style:name="P12" style:family="paragraph" style:parent-style-name="Preformatted_20_Text">
      <style:paragraph-properties fo:text-align="start" style:justify-single-word="false"/>
      <style:text-properties officeooo:rsid="001c283a" officeooo:paragraph-rsid="001c283a" fo:background-color="#eeeeee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P14" style:family="paragraph" style:parent-style-name="Preformatted_20_Text">
      <style:paragraph-properties fo:margin-top="0cm" fo:margin-bottom="0.499cm" style:contextual-spacing="false" fo:text-align="start" style:justify-single-word="false"/>
      <style:text-properties officeooo:rsid="001c283a" officeooo:paragraph-rsid="001ff11a" fo:background-color="#eeeeee"/>
    </style:style>
    <style:style style:name="P15" style:family="paragraph" style:parent-style-name="Standard">
      <style:paragraph-properties fo:text-align="start" style:justify-single-word="false"/>
      <style:text-properties officeooo:rsid="001c283a" officeooo:paragraph-rsid="001c283a" fo:background-color="#eeeeee"/>
    </style:style>
    <style:style style:name="T1" style:family="text">
      <style:text-properties fo:background-color="#eeeeee" loext:char-shading-value="0"/>
    </style:style>
    <style:style style:name="T2" style:family="text">
      <style:text-properties officeooo:rsid="001c283a" fo:background-color="#eeeeee" loext:char-shading-value="0"/>
    </style:style>
    <style:style style:name="T3" style:family="text">
      <style:text-properties officeooo:rsid="001c4e99"/>
    </style:style>
    <style:style style:name="T4" style:family="text">
      <style:text-properties officeooo:rsid="001d6d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riaDB pós-instalação</text:p>
      <text:p text:style-name="P1"/>
      <text:p text:style-name="P4">Executar o seguinte comando para otimizar a segurança do BD: <text:span text:style-name="T1">sudo mysql_secure_installation</text:span></text:p>
      <text:p text:style-name="P3"/>
      <text:p text:style-name="P3">Após execução do comando será solicitado algumas confirmações, o primeiro é a senha de root como ainda não foi definido apenas pressione (ENTER) no próximo perguntara se deseja definir uma senha para o root digite (N) para não e pressione e (ENTER) em todas as outras perguntas subsequentes digite (Y) e pressione (ENTER).</text:p>
      <text:p text:style-name="P3"/>
      <text:p text:style-name="P3">Agora criaremos um usuário (admin) para manipular o <text:span text:style-name="T4">B</text:span>anco:</text:p>
      <text:p text:style-name="P3"/>
      <text:p text:style-name="P7">sudo mysql</text:p>
      <text:p text:style-name="P3"/>
      <text:p text:style-name="P7">GRANT ALL ON *.* TO 'admin'@'localhost' IDENTIFIED BY 'password' WITH GRANT OPTION;</text:p>
      <text:p text:style-name="P3"/>
      <text:p text:style-name="P3"/>
      <text:p text:style-name="P7">FLUSH PRIVILEGES;</text:p>
      <text:p text:style-name="P3"/>
      <text:p text:style-name="P11">Saindo do mariadb:</text:p>
      <text:p text:style-name="P8">exit</text:p>
      <text:p text:style-name="P2"/>
      <text:p text:style-name="P2"/>
      <text:p text:style-name="P6">Testando o mariadb:</text:p>
      <text:p text:style-name="P6"/>
      <text:p text:style-name="P9">sudo systemctl status mariadb</text:p>
      <text:p text:style-name="P6"/>
      <text:p text:style-name="P6">Iniciando o mariadb caso não esteja em execução:</text:p>
      <text:p text:style-name="P10">sudo systemctl <text:span text:style-name="T3">start</text:span> mariadb</text:p>
      <text:p text:style-name="P6"/>
      <text:p text:style-name="P6">Testando a conexão com o banco por meio do usuário (root).</text:p>
      <text:p text:style-name="P9">sudo mysqladmin version</text:p>
      <text:p text:style-name="P6"/>
      <text:p text:style-name="P6">Executando o mesmo teste por meio do usuário (admin)</text:p>
      <text:p text:style-name="P9">mysqladmin -u admin -p version</text:p>
      <text:p text:style-name="P9"/>
      <text:p text:style-name="P9"/>
      <text:p text:style-name="P9"/>
      <text:p text:style-name="P9"/>
      <text:p text:style-name="P12"><text:span text:style-name="Source_20_Text"/></text:p>
      <text:p text:style-name="P9"/>
      <text:p text:style-name="P12"><text:span text:style-name="Source_20_Text">sudo apt-get install --reinstall mariadb-server</text:span></text:p>
      <text:p text:style-name="P13"><text:span text:style-name="Source_20_Text">sudo apt-get install --reinstall php-mysql</text:span></text:p>
      <text:p text:style-name="P14"><text:span text:style-name="Source_20_Text"><text:span text:style-name="T2">mysql_upgrade -u root -p</text:span>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0T12:46:00.307648707</meta:creation-date>
    <dc:date>2021-02-21T12:32:33.787275586</dc:date>
    <meta:editing-duration>PT44M</meta:editing-duration>
    <meta:editing-cycles>6</meta:editing-cycles>
    <meta:generator>LibreOffice/7.1.0.3$Linux_X86_64 LibreOffice_project/f6099ecf3d29644b5008cc8f48f42f4a40986e4c</meta:generator>
    <dc:creator>Francisco Aparecido</dc:creator>
    <meta:document-statistic meta:table-count="0" meta:image-count="0" meta:object-count="0" meta:page-count="1" meta:paragraph-count="20" meta:word-count="159" meta:character-count="1025" meta:non-whitespace-character-count="888"/>
  </office:meta>
</office:document-meta>
</file>